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291c" officeooo:paragraph-rsid="001929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project helped me in understanding complete pipeline of data analysis starting from importing raw data and converting it into a data frame and then applying different statistical techniques and EDA on it to understand behavior of different variables present in the data set. Finishing It with breaking data set into training and testing data frame and applying different machine learning algorithms on them to understand how different algorithms can work on same data 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21:16:02.123120853</meta:creation-date>
    <dc:date>2019-04-27T21:27:49.792426863</dc:date>
    <meta:editing-duration>PT11M48S</meta:editing-duration>
    <meta:editing-cycles>4</meta:editing-cycles>
    <meta:generator>LibreOffice/6.0.7.3$Linux_X86_64 LibreOffice_project/00m0$Build-3</meta:generator>
    <meta:document-statistic meta:table-count="0" meta:image-count="0" meta:object-count="0" meta:page-count="1" meta:paragraph-count="1" meta:word-count="75" meta:character-count="477" meta:non-whitespace-character-count="403"/>
  </office:meta>
</office:document-meta>
</file>